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F600000309A9E1CD5188ECD8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8.655cm" draw:z-index="0"><draw:image xlink:href="Pictures/10000001000005F600000309A9E1CD5188ECD8C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1T09:40:41.272000000</meta:creation-date>
    <dc:date>2022-12-01T09:41:02.510000000</dc:date>
    <meta:editing-duration>PT2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